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BeanIdTests.duplicateBeanIdsAcrossNesting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plicateBeanIdTests.duplicateBeanIdsWithinSameNestingLevelRaise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